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3])" office:value-type="float" office:value="0" calcext:value-type="float">
            <text:p>-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</number:text>
      <number:number number:decimal-places="0" number:min-decimal-places="0" number:min-integer-digits="1" number:grouping="true"/>
    </number:number-style>
    <number:number-style style:name="N12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</number:text>
      <number:number number:decimal-places="2" number:min-decimal-places="2" number:min-integer-digits="1" number:grouping="true"/>
    </number:number-style>
    <number:number-style style:name="N130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24:06.6210000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24:06.6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35</meta:creation-date>
    <dc:date>2025-08-12T15:24:36.762000000</dc:date>
    <dc:language>pt-PT</dc:language>
    <meta:editing-cycles>565</meta:editing-cycles>
    <meta:editing-duration>P1DT6H11M39S</meta:editing-duration>
    <meta:print-date>2019-12-26T17:35:16.413881726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